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">
      <style:paragraph-properties fo:text-align="justify" style:justify-single-word="false"/>
      <style:text-properties officeooo:rsid="001d736f" officeooo:paragraph-rsid="001d736f"/>
    </style:style>
    <style:style style:name="P2" style:family="paragraph" style:parent-style-name="Text_20_body">
      <style:text-properties officeooo:rsid="001d736f" officeooo:paragraph-rsid="001d736f"/>
    </style:style>
    <style:style style:name="P3" style:family="paragraph" style:parent-style-name="Text_20_body">
      <style:paragraph-properties fo:text-align="justify" style:justify-single-word="false"/>
      <style:text-properties officeooo:rsid="001d736f" officeooo:paragraph-rsid="001d736f"/>
    </style:style>
    <style:style style:name="P4" style:family="paragraph" style:parent-style-name="Title">
      <style:text-properties officeooo:rsid="001d736f" officeooo:paragraph-rsid="001d736f"/>
    </style:style>
    <style:style style:name="P5" style:family="paragraph" style:parent-style-name="Heading_20_1">
      <style:paragraph-properties fo:text-align="justify" style:justify-single-word="false"/>
      <style:text-properties officeooo:rsid="001d736f" officeooo:paragraph-rsid="001d73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ityStat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" text:outline-level="1"><text:soft-page-break/>Introdução</text:h>
      <text:p text:style-name="P3">O CityStats pretende ser uma aplicação de apoio a qualquer entidade que tenha interesse em obter dados estatísticos ambientais para diversas cidades portuguesas.</text:p>
      <text:p text:style-name="P3">É constituída por uma RESTful API, essencialmente para integração com outros produtos de software, e por uma página web única e dinâmica através da qual é possível obter todos os dados estatísticos guardado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Estrutura</text:h>
      <text:p text:style-name="P1">Backend:</text:p>
      <text:p text:style-name="P3">Ao nível do backend a estrutura do projeto está baseada essencialmente na existência de duas classes que constituem as unidades básicas da aplicação: as Cidades (City) e as Estatísticas (Stats).</text:p>
      <text:p text:style-name="P3">A classe das cidades é constituída por variáveis que identificam a própria cidade – nome, distrito, latitude e longitude – e os últimos dados estatísticos associados à cidad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03:21:19.752806184</meta:creation-date>
    <dc:date>2020-01-25T03:32:10.257705615</dc:date>
    <meta:editing-duration>PT40S</meta:editing-duration>
    <meta:editing-cycles>1</meta:editing-cycles>
    <meta:document-statistic meta:table-count="0" meta:image-count="0" meta:object-count="0" meta:page-count="3" meta:paragraph-count="8" meta:word-count="116" meta:character-count="775" meta:non-whitespace-character-count="664"/>
    <meta:generator>LibreOffice/6.0.7.3$Linux_X86_64 LibreOffice_project/00m0$Build-3</meta:generator>
  </office:meta>
</office:document-meta>
</file>